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2 - The Azarinth Sentinel" calcext:value-type="string">
            <text:p>Class 1: 472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66 - Kin of Ash" calcext:value-type="string">
            <text:p>Class 2: 466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2]" office:value-type="float" office:value="1400" calcext:value-type="float">
            <text:p>1400.0</text:p>
          </table:table-cell>
          <table:table-cell/>
          <table:table-cell table:style-name="ce6"/>
          <table:table-cell table:style-name="ce32" table:formula="of:=[.U9]" office:value-type="float" office:value="16280560.55808" calcext:value-type="float">
            <text:p>16,280,561</text:p>
          </table:table-cell>
          <table:table-cell table:style-name="ce11" table:formula="of:=[.V9]" office:value-type="float" office:value="1096997.888" calcext:value-type="float">
            <text:p>1,096,997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5088" calcext:value-type="float">
            <text:p>25088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0.6293333333333" calcext:value-type="float">
            <text:p>60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18 - The Faen Valkyrie" calcext:value-type="string">
            <text:p>Class 3: 418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49" calcext:value-type="float">
            <text:p>35.49</text:p>
          </table:table-cell>
          <table:table-cell table:style-name="ce12" table:formula="of:=[.U10]" office:value-type="percentage" office:value="35.49" calcext:value-type="percentage">
            <text:p>3549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935" calcext:value-type="float">
            <text:p>101.9</text:p>
          </table:table-cell>
          <table:table-cell table:style-name="ce10" table:formula="of:=[.W4]/60" office:value-type="percentage" office:value="0.003515" calcext:value-type="percentage">
            <text:p>0.35%</text:p>
          </table:table-cell>
          <table:table-cell table:style-name="ce9" table:formula="of:=1%*(1+3+3%*[.E75])+([.F7]/100/100/2)+1%" office:value-type="percentage" office:value="0.2109" calcext:value-type="percentage">
            <text:p>21.09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20" calcext:value-type="float">
            <text:p>1420</text:p>
          </table:table-cell>
          <table:table-cell table:style-name="ce5" table:formula="of:=[.E6]*(1+[.AD15])" office:value-type="float" office:value="19028" calcext:value-type="float">
            <text:p>19028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950497.28" calcext:value-type="float">
            <text:p>5950497.2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6280560.55808" calcext:value-type="float">
            <text:p>16280560.55808</text:p>
          </table:table-cell>
          <table:table-cell table:style-name="ce6" table:formula="of:=([.S11]+[.S12])/2" office:value-type="float" office:value="1096997.888" calcext:value-type="float">
            <text:p>1096997.888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00" calcext:value-type="string">
            <text:p>Vit: 14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6610623.83616" calcext:value-type="float">
            <text:p>26610623.8361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49" calcext:value-type="percentage">
            <text:p>3549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723616218984" calcext:value-type="percentage">
            <text:p>97.7%</text:p>
          </table:table-cell>
          <table:table-cell table:formula="of:=1/(1-[.Q11])" office:value-type="float" office:value="42.9619999999999" calcext:value-type="float">
            <text:p>42.9619999999999</text:p>
          </table:table-cell>
          <table:table-cell table:formula="of:=[.$S$2]/(1/(1+[.$O$15]+[.$AV$15]))" office:value-type="float" office:value="1053445.12" calcext:value-type="float">
            <text:p>1053445.1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03607408385" calcext:value-type="percentage">
            <text:p>97.8%</text:p>
          </table:table-cell>
          <table:table-cell table:formula="of:=1/(1-[.Q12])" office:value-type="float" office:value="45.4619999999999" calcext:value-type="float">
            <text:p>45.4619999999999</text:p>
          </table:table-cell>
          <table:table-cell table:formula="of:=[.$S$2]/(1/(1+[.$O$15]+[.$AJ$15]+[.$AV$15]))" office:value-type="float" office:value="1140550.656" calcext:value-type="float">
            <text:p>1140550.65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363611813685" calcext:value-type="percentage">
            <text:p>97.7%</text:p>
          </table:table-cell>
          <table:table-cell table:style-name="ce14" table:formula="of:=([.R11]+[.R12])/2" office:value-type="float" office:value="44.2119999999999" calcext:value-type="float">
            <text:p>44.2</text:p>
          </table:table-cell>
          <table:table-cell table:style-name="ce14" table:formula="of:=([.S11]+[.S12])/2" office:value-type="float" office:value="1096997.888" calcext:value-type="float">
            <text:p>1096997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8" calcext:value-type="percentage">
            <text:p>10.8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8" calcext:value-type="percentage">
            <text:p>8.8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20 [19,028.0]" calcext:value-type="string">
            <text:p>Int: 1420 [19,028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49" calcext:value-type="percentage">
            <text:p>35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72" calcext:value-type="percentage">
            <text:p>34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72" calcext:value-type="percentage">
            <text:p>9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92" calcext:value-type="percentage">
            <text:p>79.2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49.0%" calcext:value-type="string">
            <text:p>Resilience: 3,549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5,088" calcext:value-type="string">
            <text:p>Health: <text:s/>25,088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0.6] [376.2 seconds]" calcext:value-type="string">
            <text:p>hp/sec: <text:s/>0.27% [60.6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9] [284.5 seconds]" calcext:value-type="string">
            <text:p>w/Med: <text:s text:c="2"/>0.35% [101.9] [284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66" calcext:value-type="float">
            <text:p>466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36%     [hp x 44.21]" calcext:value-type="string">
            <text:p>Mitigation: <text:s text:c="6"/>97.736% <text:s text:c="4"/>[hp x 44.21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96,997.9 [hp x 79.23]" calcext:value-type="string">
            <text:p>Effective Health: 1,096,997.9 [hp x 79.2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18" calcext:value-type="float">
            <text:p>41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57" calcext:value-type="float">
            <text:p>5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43]+([.C43]-1)*20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" calcext:value-type="percentage">
            <text:p>56.00%</text:p>
          </table:table-cell>
          <table:table-cell table:style-name="ce9" table:formula="of:=[.O43]" office:value-type="percentage" office:value="4.48" calcext:value-type="percentage">
            <text:p>44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48" calcext:value-type="percentage">
            <text:p>44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3" table:formula="of:=[.D44]+([.C44]-1)*20" office:value-type="float" office:value="59" calcext:value-type="float">
            <text:p>5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13" table:formula="of:=[.D45]+([.C45]-1)*20" office:value-type="float" office:value="56" calcext:value-type="float">
            <text:p>56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8" calcext:value-type="float">
            <text:p>18</text:p>
          </table:table-cell>
          <table:table-cell table:style-name="ce15" table:formula="of:=[.D46]+([.C46]-1)*20" office:value-type="float" office:value="58" calcext:value-type="float">
            <text:p>5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4" calcext:value-type="percentage">
            <text:p>44.00%</text:p>
          </table:table-cell>
          <table:table-cell table:style-name="ce38" table:formula="of:=[.O46]" office:value-type="percentage" office:value="3.96" calcext:value-type="percentage">
            <text:p>396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96" calcext:value-type="percentage">
            <text:p>396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72" calcext:value-type="percentage">
            <text:p>97.2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72" calcext:value-type="percentage">
            <text:p>97.2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92" calcext:value-type="percentage">
            <text:p>79.2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7 Phaseshift               x2 " calcext:value-type="string">
            <text:p>3-17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9 Displacement             x2 " calcext:value-type="string">
            <text:p>3-19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6 Space Shift              x2 " calcext:value-type="string">
            <text:p>3-16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18 Body of the Valkyrie     x9 [44.0% =&gt; 396.0% Resilience, 10.8% =&gt; 97.2% Physical Resistance, 5.0% =&gt; 97.2% Magic Resistance, 8.8% =&gt; 79.2% Health, 1.40% =&gt; 12.60%/minute]" calcext:value-type="string">
            <text:p>3-18 Body of the Valkyrie <text:s text:c="4"/>x9 [44.0% =&gt; 396.0% Resilience, 10.8% =&gt; 97.2% Physical Resistance, 5.0% =&gt; 97.2% Magic Resistance, 8.8% =&gt; 79.2% Health, 1.40% =&gt; 12.6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36" calcext:value-type="float">
            <text:p>2036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1  Deviant of Humanity" calcext:value-type="string">
            <text:p>3-1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67]+([.C67]-1)*20" office:value-type="float" office:value="41" calcext:value-type="float">
            <text:p>41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9 Identify" calcext:value-type="string">
            <text:p>1-19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73]+([.C73]-1)*20" office:value-type="float" office:value="19" calcext:value-type="float">
            <text:p>19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3 Meditation" calcext:value-type="string">
            <text:p>3-13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5]+([.C75]-1)*20" office:value-type="float" office:value="53" calcext:value-type="float">
            <text:p>53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8  Soul Perception" calcext:value-type="string">
            <text:p>1-8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79]+([.C79]-1)*20" office:value-type="float" office:value="8" calcext:value-type="float">
            <text:p>8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7 Veteran" calcext:value-type="string">
            <text:p>3-17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1]+([.C81]-1)*20" office:value-type="float" office:value="57" calcext:value-type="float">
            <text:p>57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19  [69% - 95%] Arcane Magic Resistance" calcext:value-type="string">
            <text:p>3-19 <text:s/>[69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85]+([.C85]-1)*20" office:value-type="float" office:value="59" calcext:value-type="float">
            <text:p>59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69%" calcext:value-type="string">
            <text:p>69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2   [52% - 84%] Blast Resistance" calcext:value-type="string">
            <text:p>3-2 <text:s text:c="2"/>[52% - 8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88]+([.C88]-1)*20" office:value-type="float" office:value="42" calcext:value-type="float">
            <text:p>4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2%" calcext:value-type="string">
            <text:p>52%</text:p>
          </table:table-cell>
          <table:table-cell table:formula="of:=TEXT(VLOOKUP([.E88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2  [62% - 95%] Heat Resistance" calcext:value-type="string">
            <text:p>3-12 <text:s/>[6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10]+([.C110]-1)*20" office:value-type="float" office:value="52" calcext:value-type="float">
            <text:p>52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2%" calcext:value-type="string">
            <text:p>62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6   [56% - 92%] Void Magic Resistance" calcext:value-type="string">
            <text:p>3-6 <text:s text:c="2"/>[56% - 92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36]+([.C136]-1)*20" office:value-type="float" office:value="46" calcext:value-type="float">
            <text:p>46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6%" calcext:value-type="string">
            <text:p>56%</text:p>
          </table:table-cell>
          <table:table-cell table:formula="of:=TEXT(VLOOKUP([.E136];[.$BH$2:.$BJ$71];3);  &quot;0#%&quot;)" office:value-type="string" office:string-value="92%" calcext:value-type="string">
            <text:p>92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2" calcext:value-type="float">
            <text:p>472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66" calcext:value-type="float">
            <text:p>46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18" calcext:value-type="float">
            <text:p>418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20" calcext:value-type="float">
            <text:p>142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028.0" calcext:value-type="string">
            <text:p>19,028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49.0%" calcext:value-type="string">
            <text:p>3,54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5,088" calcext:value-type="string">
            <text:p>25,088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0.6" calcext:value-type="string">
            <text:p>60.6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9" calcext:value-type="string">
            <text:p>101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5" calcext:value-type="string">
            <text:p>284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36%" calcext:value-type="string">
            <text:p>97.736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21" calcext:value-type="string">
            <text:p>44.21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96,997.9" calcext:value-type="string">
            <text:p>1,096,997.9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9.23" calcext:value-type="string">
            <text:p>79.2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0% =&gt; 448.0%" calcext:value-type="string">
            <text:p>56.0% =&gt; 44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9" calcext:value-type="float">
            <text:p>19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6" calcext:value-type="float">
            <text:p>16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8" calcext:value-type="float">
            <text:p>18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4.0% =&gt; 396.0%" calcext:value-type="string">
            <text:p>44.0% =&gt; 396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8% =&gt; 97.2%" calcext:value-type="string">
            <text:p>10.8% =&gt; 97.2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7.2%" calcext:value-type="string">
            <text:p>5.0% =&gt; 97.2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8% =&gt; 79.2%" calcext:value-type="string">
            <text:p>8.8% =&gt; 79.2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40% =&gt; 12.60%" calcext:value-type="string">
            <text:p>1.40% =&gt; 12.6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2 - The Azarinth Sentinel" calcext:value-type="string">
            <text:p>Class 1: 472 - The Azarinth Sentinel</text:p>
          </table:table-cell>
        </table:table-row>
        <table:table-row table:style-name="ro1">
          <table:table-cell table:formula="of:=[$Calculations.A2]" office:value-type="string" office:string-value="Class 2: 466 - Kin of Ash" calcext:value-type="string">
            <text:p>Class 2: 466 - Kin of Ash</text:p>
          </table:table-cell>
        </table:table-row>
        <table:table-row table:style-name="ro1">
          <table:table-cell table:formula="of:=[$Calculations.A3]" office:value-type="string" office:string-value="Class 3: 418 - The Faen Valkyrie" calcext:value-type="string">
            <text:p>Class 3: 41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00" calcext:value-type="string">
            <text:p>Vit: 14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20 [19,028.0]" calcext:value-type="string">
            <text:p>Int: 1420 [19,028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49.0%" calcext:value-type="string">
            <text:p>Resilience: 3,549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5,088" calcext:value-type="string">
            <text:p>Health: <text:s/>25,088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0.6] [376.2 seconds]" calcext:value-type="string">
            <text:p>hp/sec: <text:s/>0.27% [60.6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9] [284.5 seconds]" calcext:value-type="string">
            <text:p>w/Med: <text:s text:c="2"/>0.35% [101.9] [284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36%     [hp x 44.21]" calcext:value-type="string">
            <text:p>Mitigation: <text:s text:c="6"/>97.736% <text:s text:c="4"/>[hp x 44.21]</text:p>
          </table:table-cell>
        </table:table-row>
        <table:table-row table:style-name="ro1">
          <table:table-cell table:formula="of:=[$Calculations.A31]" office:value-type="string" office:string-value="Effective Health: 1,096,997.9 [hp x 79.23]" calcext:value-type="string">
            <text:p>Effective Health: 1,096,997.9 [hp x 79.2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7 Phaseshift               x2 " calcext:value-type="string">
            <text:p>3-17 Phaseshift <text:s text:c="14"/>x2 </text:p>
          </table:table-cell>
        </table:table-row>
        <table:table-row table:style-name="ro1">
          <table:table-cell table:formula="of:=[$Calculations.A59]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</table:table-row>
        <table:table-row table:style-name="ro1">
          <table:table-cell table:formula="of:=[$Calculations.A60]" office:value-type="string" office:string-value="3-19 Displacement             x2 " calcext:value-type="string">
            <text:p>3-19 Displacement <text:s text:c="12"/>x2 </text:p>
          </table:table-cell>
        </table:table-row>
        <table:table-row table:style-name="ro1">
          <table:table-cell table:formula="of:=[$Calculations.A61]" office:value-type="string" office:string-value="3-16 Space Shift              x2 " calcext:value-type="string">
            <text:p>3-16 Space Shift <text:s text:c="13"/>x2 </text:p>
          </table:table-cell>
        </table:table-row>
        <table:table-row table:style-name="ro1">
          <table:table-cell table:formula="of:=[$Calculations.A62]" office:value-type="string" office:string-value="3-18 Body of the Valkyrie     x9 [44.0% =&gt; 396.0% Resilience, 10.8% =&gt; 97.2% Physical Resistance, 5.0% =&gt; 97.2% Magic Resistance, 8.8% =&gt; 79.2% Health, 1.40% =&gt; 12.60%/minute]" calcext:value-type="string">
            <text:p>3-18 Body of the Valkyrie <text:s text:c="4"/>x9 [44.0% =&gt; 396.0% Resilience, 10.8% =&gt; 97.2% Physical Resistance, 5.0% =&gt; 97.2% Magic Resistance, 8.8% =&gt; 79.2% Health, 1.40% =&gt; 12.60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1  Deviant of Humanity" calcext:value-type="string">
            <text:p>3-1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9 Identify" calcext:value-type="string">
            <text:p>1-19 Identify</text:p>
          </table:table-cell>
        </table:table-row>
        <table:table-row table:style-name="ro1">
          <table:table-cell table:formula="of:=[$Calculations.A75]" office:value-type="string" office:string-value="3-13 Meditation" calcext:value-type="string">
            <text:p>3-13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8  Soul Perception" calcext:value-type="string">
            <text:p>1-8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7 Veteran" calcext:value-type="string">
            <text:p>3-17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9  [69% - 95%] Arcane Magic Resistance" calcext:value-type="string">
            <text:p>3-19 <text:s/>[69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2   [52% - 84%] Blast Resistance" calcext:value-type="string">
            <text:p>3-2 <text:s text:c="2"/>[52% - 84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2  [62% - 95%] Heat Resistance" calcext:value-type="string">
            <text:p>3-12 <text:s/>[62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6   [56% - 92%] Void Magic Resistance" calcext:value-type="string">
            <text:p>3-6 <text:s text:c="2"/>[56% - 92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42:58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3:16:13.113000000</dc:date>
    <meta:generator>LibreOffice/7.0.5.2$Windows_X86_64 LibreOffice_project/64390860c6cd0aca4beafafcfd84613dd9dfb63a</meta:generator>
    <meta:editing-duration>PT17H59M14S</meta:editing-duration>
    <meta:editing-cycles>119</meta:editing-cycles>
    <meta:document-statistic meta:table-count="2" meta:cell-count="2073" meta:object-count="0"/>
    <meta:user-defined meta:name="AppVersion">16.0300</meta:user-defined>
  </office:meta>
</office:document-meta>
</file>